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09cm" fo:min-width="8.5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 fo:min-height="1.147cm" fo:min-width="2.5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3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021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475cm" fo:min-width="0.8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ff3333" fo:font-size="12pt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00ff"/>
    </style:style>
    <style:style style:name="P9" style:family="paragraph">
      <loext:graphic-properties draw:fill="none" draw:fill-color="#ffffff"/>
      <style:text-properties fo:color="#0000ff" fo:font-size="12pt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size="12pt" fo:font-weight="bold" style:font-weight-asian="bold" style:font-weight-complex="bold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2.159cm" svg:x="4.175cm" svg:y="6.5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42cm" svg:height="0.962cm" svg:x="7.223cm" svg:y="7.155cm">
          <draw:text-box>
            <text:p><text:span text:style-name="T1">Fragment</text:span></text:p>
          </draw:text-box>
        </draw:frame>
        <draw:custom-shape draw:style-name="gr3" draw:text-style-name="P1" draw:layer="layout" svg:width="3.048cm" svg:height="1.397cm" svg:x="2.405cm" svg:y="12.505cm">
          <text:p text:style-name="P3"><text:span text:style-name="T2">sent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397cm" svg:x="6.969cm" svg:y="12.605cm">
          <text:p text:style-name="P3"><text:span text:style-name="T2">sent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048cm" svg:height="1.397cm" svg:x="11.66cm" svg:y="12.505cm">
          <text:p text:style-name="P3"><text:span text:style-name="T2">sent3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0.033cm" svg:height="1.673cm" svg:x="3.54cm" svg:y="14.959cm">
          <draw:text-box>
            <text:p text:style-name="P3"><text:span text:style-name="T1"><text:tab/></text:span><text:span text:style-name="T1"> <text:s text:c="2"/></text:span><text:span text:style-name="T1">Sentence examples</text:span></text:p>
            <text:p><text:span text:style-name="T3">a)</text:span><text:span text:style-name="T3"><text:tab/></text:span><text:span text:style-name="T3"><text:tab/></text:span><text:span text:style-name="T3"><text:tab/></text:span><text:span text:style-name="T3"> <text:s text:c="3"/>b)</text:span><text:span text:style-name="T3"><text:tab/></text:span><text:span text:style-name="T3"><text:tab/></text:span><text:span text:style-name="T3"><text:tab/></text:span><text:span text:style-name="T3">c)</text:span></text:p>
          </draw:text-box>
        </draw:frame>
        <draw:custom-shape draw:style-name="gr5" draw:text-style-name="P6" draw:layer="layout" svg:width="0.381cm" svg:height="0.381cm" svg:x="5.221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81cm" svg:height="0.381cm" svg:x="11.521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81cm" svg:height="0.381cm" svg:x="14.521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81cm" svg:height="0.381cm" svg:x="6.821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81cm" svg:height="0.381cm" svg:x="9.821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.424cm" svg:y1="13.828cm" svg:x2="2.394cm" svg:y2="10.144cm">
          <text:p/>
        </draw:line>
        <draw:line draw:style-name="gr7" draw:text-style-name="P7" draw:layer="layout" svg:x1="1.889cm" svg:y1="9.636cm" svg:x2="15.097cm" svg:y2="9.636cm">
          <text:p/>
        </draw:line>
        <draw:frame draw:style-name="gr8" draw:text-style-name="P9" draw:layer="layout" svg:width="5.188cm" svg:height="0.725cm" svg:x="6.077cm" svg:y="9.038cm">
          <draw:text-box>
            <text:p text:style-name="P8"><text:span text:style-name="T4">% sent that belong frag</text:span></text:p>
          </draw:text-box>
        </draw:frame>
        <draw:custom-shape draw:style-name="gr5" draw:text-style-name="P6" draw:layer="layout" svg:width="0.381cm" svg:height="0.381cm" svg:x="13.021cm" svg:y="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81cm" svg:height="0.381cm" svg:x="4.021cm" svg:y="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039cm" svg:height="1.114cm" svg:x="13.281cm" svg:y="8.493cm">
          <draw:text-box>
            <text:p>L<text:span text:style-name="T5">x</text:span></text:p>
          </draw:text-box>
        </draw:frame>
        <draw:frame draw:style-name="gr9" draw:text-style-name="P10" draw:layer="layout" svg:width="1.183cm" svg:height="1.114cm" svg:x="3.182cm" svg:y="8.493cm">
          <draw:text-box>
            <text:p>O<text:span text:style-name="T5">x</text:span></text:p>
          </draw:text-box>
        </draw:frame>
        <draw:custom-shape draw:style-name="gr5" draw:text-style-name="P6" draw:layer="layout" svg:width="0.381cm" svg:height="0.381cm" svg:x="2.321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386cm" svg:height="1.114cm" svg:x="1.383cm" svg:y="13.993cm">
          <draw:text-box>
            <text:p>O<text:span text:style-name="T5">k1</text:span></text:p>
          </draw:text-box>
        </draw:frame>
        <draw:frame draw:style-name="gr9" draw:text-style-name="P10" draw:layer="layout" svg:width="1.242cm" svg:height="1.114cm" svg:x="4.683cm" svg:y="13.993cm">
          <draw:text-box>
            <text:p>L<text:span text:style-name="T5">k1</text:span></text:p>
          </draw:text-box>
        </draw:frame>
        <draw:frame draw:style-name="gr9" draw:text-style-name="P10" draw:layer="layout" svg:width="1.386cm" svg:height="1.114cm" svg:x="5.783cm" svg:y="13.993cm">
          <draw:text-box>
            <text:p>O<text:span text:style-name="T5">k2</text:span></text:p>
          </draw:text-box>
        </draw:frame>
        <draw:frame draw:style-name="gr9" draw:text-style-name="P10" draw:layer="layout" svg:width="1.242cm" svg:height="1.114cm" svg:x="9.183cm" svg:y="13.993cm">
          <draw:text-box>
            <text:p>L<text:span text:style-name="T5">k2</text:span></text:p>
          </draw:text-box>
        </draw:frame>
        <draw:frame draw:style-name="gr9" draw:text-style-name="P10" draw:layer="layout" svg:width="1.386cm" svg:height="1.114cm" svg:x="10.483cm" svg:y="13.993cm">
          <draw:text-box>
            <text:p>O<text:span text:style-name="T5">k3</text:span></text:p>
          </draw:text-box>
        </draw:frame>
        <draw:frame draw:style-name="gr9" draw:text-style-name="P10" draw:layer="layout" svg:width="1.242cm" svg:height="1.114cm" svg:x="13.983cm" svg:y="13.993cm">
          <draw:text-box>
            <text:p>L<text:span text:style-name="T5">k3</text:span></text:p>
          </draw:text-box>
        </draw:frame>
        <draw:line draw:style-name="gr6" draw:text-style-name="P7" draw:layer="layout" svg:x1="5.413cm" svg:y1="13.829cm" svg:x2="5.383cm" svg:y2="10.145cm">
          <text:p/>
        </draw:line>
        <draw:line draw:style-name="gr7" draw:text-style-name="P7" draw:layer="layout" svg:x1="2.361cm" svg:y1="10.114cm" svg:x2="4.175cm" svg:y2="10.144cm">
          <text:p/>
        </draw:line>
        <draw:line draw:style-name="gr10" draw:text-style-name="P7" draw:layer="layout" svg:x1="4.048cm" svg:y1="10.144cm" svg:x2="5.445cm" svg:y2="10.144cm">
          <text:p/>
        </draw:line>
        <draw:line draw:style-name="gr6" draw:text-style-name="P7" draw:layer="layout" svg:x1="6.997cm" svg:y1="13.865cm" svg:x2="6.996cm" svg:y2="11.033cm">
          <text:p/>
        </draw:line>
        <draw:line draw:style-name="gr6" draw:text-style-name="P7" draw:layer="layout" svg:x1="9.986cm" svg:y1="13.866cm" svg:x2="10.017cm" svg:y2="11.16cm">
          <text:p/>
        </draw:line>
        <draw:line draw:style-name="gr10" draw:text-style-name="P7" draw:layer="layout" svg:x1="6.969cm" svg:y1="11.16cm" svg:x2="10.017cm" svg:y2="11.16cm">
          <text:p/>
        </draw:line>
        <draw:line draw:style-name="gr6" draw:text-style-name="P7" draw:layer="layout" svg:x1="11.697cm" svg:y1="13.865cm" svg:x2="11.667cm" svg:y2="10.181cm">
          <text:p/>
        </draw:line>
        <draw:line draw:style-name="gr6" draw:text-style-name="P7" draw:layer="layout" svg:x1="14.686cm" svg:y1="13.866cm" svg:x2="14.656cm" svg:y2="10.182cm">
          <text:p/>
        </draw:line>
        <draw:line draw:style-name="gr7" draw:text-style-name="P7" draw:layer="layout" svg:x1="13.234cm" svg:y1="10.151cm" svg:x2="14.716cm" svg:y2="10.144cm">
          <text:p/>
        </draw:line>
        <draw:line draw:style-name="gr10" draw:text-style-name="P7" draw:layer="layout" svg:x1="11.668cm" svg:y1="10.144cm" svg:x2="13.319cm" svg:y2="10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el Meneses Abad</meta:initial-creator>
    <meta:creation-date>2016-09-26T13:29:18.428544366</meta:creation-date>
    <dc:date>2016-11-03T15:39:06.600307204</dc:date>
    <dc:creator>Abel Meneses Abad</dc:creator>
    <meta:editing-duration>PT2M8S</meta:editing-duration>
    <meta:editing-cycles>2</meta:editing-cycles>
    <meta:generator>LibreOffice/5.1.4.2$Linux_X86_64 LibreOffice_project/10m0$Build-2</meta:generator>
    <meta:document-statistic meta:object-count="35"/>
  </office:meta>
</office:document-meta>
</file>